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style:font-name-asian="Monospace" style:font-size-asian="12pt" style:font-name-complex="Monospace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style:font-name-asian="Monospace" style:font-size-asian="12pt" style:font-name-complex="Monospace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000000" style:font-name-asian="Monospace" style:font-name-complex="Monosp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nexe au compte rendu d’activités</text:p>
      <text:p text:style-name="P4">de Michaël Ory</text:p>
      <text:p text:style-name="P4">du 1/01/2014 au 31/01/2014</text:p>
      <text:p text:style-name="P3"/>
      <text:p text:style-name="P3"/>
      <text:p text:style-name="P3"/>
      <text:p text:style-name="P5">Prepare new inheritanceIterator implementation</text:p>
      <text:p text:style-name="P5"/>
      <text:p text:style-name="P5">implement type checking for StructuralNaming</text:p>
      <text:p text:style-name="P5"/>
      <text:p text:style-name="P5">refactor getMeta : internal class</text:p>
      <text:p text:style-name="P5"/>
      <text:p text:style-name="P5">Vertex introduction</text:p>
      <text:p text:style-name="P5"/>
      <text:p text:style-name="P5">GList introduction</text:p>
      <text:p text:style-name="P5">implement UnsafeGList</text:p>
      <text:p text:style-name="P5"/>
      <text:p text:style-name="P5">create meta annotation</text:p>
      <text:p text:style-name="P5"/>
      <text:p text:style-name="P5">first implement generic application</text:p>
      <text:p text:style-name="P5"/>
      <text:p text:style-name="P5">call internalBind with UnsafeVertex</text:p>
      <text:p text:style-name="P5"/>
      <text:p text:style-name="P5">meta in UnsafeVertex</text:p>
      <text:p text:style-name="P5">meta is store (perister sur le disk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3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8T11:24:46</meta:creation-date>
    <dc:date>2014-01-28T15:32:01</dc:date>
    <meta:editing-duration>P11DT6H3M56S</meta:editing-duration>
    <meta:editing-cycles>173</meta:editing-cycles>
    <meta:generator>LibreOffice/3.5$Linux_X86_64 LibreOffice_project/350m1$Build-2</meta:generator>
    <meta:print-date>2013-12-19T10:53:33</meta:print-date>
    <meta:document-statistic meta:table-count="0" meta:image-count="0" meta:object-count="0" meta:page-count="1" meta:paragraph-count="14" meta:word-count="53" meta:character-count="403" meta:non-whitespace-character-count="364"/>
  </office:meta>
</office:document-meta>
</file>